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473ad" officeooo:paragraph-rsid="001473ad"/>
    </style:style>
    <style:style style:name="P2" style:family="paragraph" style:parent-style-name="Preformatted_20_Text">
      <style:text-properties fo:color="#355269"/>
    </style:style>
    <style:style style:name="P3" style:family="paragraph" style:parent-style-name="Preformatted_20_Text">
      <style:text-properties fo:color="#355269" officeooo:paragraph-rsid="002034c9"/>
    </style:style>
    <style:style style:name="P4" style:family="paragraph" style:parent-style-name="Preformatted_20_Text">
      <style:text-properties fo:color="#355269" officeooo:paragraph-rsid="002f023f"/>
    </style:style>
    <style:style style:name="P5" style:family="paragraph" style:parent-style-name="Preformatted_20_Text">
      <style:text-properties fo:color="#355269" fo:font-weight="bold" officeooo:rsid="002f023f" officeooo:paragraph-rsid="002f023f" style:font-weight-asian="bold" style:font-weight-complex="bold"/>
    </style:style>
    <style:style style:name="P6" style:family="paragraph" style:parent-style-name="Preformatted_20_Text">
      <style:text-properties fo:color="#355269" fo:font-weight="bold" officeooo:rsid="00165861" officeooo:paragraph-rsid="00336aa1" style:font-weight-asian="bold" style:font-weight-complex="bold"/>
    </style:style>
    <style:style style:name="P7" style:family="paragraph" style:parent-style-name="Preformatted_20_Text">
      <style:text-properties fo:color="#355269" fo:font-weight="bold" officeooo:rsid="00165861" officeooo:paragraph-rsid="003847b5" style:font-weight-asian="bold" style:font-weight-complex="bold"/>
    </style:style>
    <style:style style:name="P8" style:family="paragraph" style:parent-style-name="Preformatted_20_Text">
      <style:text-properties fo:color="#355269" fo:font-weight="bold" officeooo:rsid="00165861" officeooo:paragraph-rsid="0039322a" style:font-weight-asian="bold" style:font-weight-complex="bold"/>
    </style:style>
    <style:style style:name="P9" style:family="paragraph" style:parent-style-name="Preformatted_20_Text">
      <style:text-properties fo:color="#355269" fo:font-weight="bold" officeooo:rsid="00165861" officeooo:paragraph-rsid="0040d9e9" style:font-weight-asian="bold" style:font-weight-complex="bold"/>
    </style:style>
    <style:style style:name="P10" style:family="paragraph" style:parent-style-name="Preformatted_20_Text">
      <style:text-properties fo:color="#355269" fo:font-weight="bold" officeooo:rsid="00165861" officeooo:paragraph-rsid="00429f06" style:font-weight-asian="bold" style:font-weight-complex="bold"/>
    </style:style>
    <style:style style:name="P11" style:family="paragraph" style:parent-style-name="Preformatted_20_Text">
      <style:text-properties fo:color="#355269" fo:font-weight="normal" officeooo:rsid="00165861" officeooo:paragraph-rsid="002f023f" style:font-weight-asian="normal" style:font-weight-complex="normal"/>
    </style:style>
    <style:style style:name="P12" style:family="paragraph" style:parent-style-name="Preformatted_20_Text">
      <style:text-properties fo:color="#355269" style:font-name="Liberation Mono" fo:font-size="10pt" fo:font-weight="normal" officeooo:rsid="00165861" officeooo:paragraph-rsid="002f023f" style:font-name-asian="Liberation Mono" style:font-size-asian="10pt" style:font-weight-asian="normal" style:font-name-complex="Liberation Mono" style:font-size-complex="10pt" style:font-weight-complex="normal"/>
    </style:style>
    <style:style style:name="P13" style:family="paragraph" style:parent-style-name="Preformatted_20_Text">
      <style:text-properties fo:color="#000000" officeooo:rsid="0023e6f3" officeooo:paragraph-rsid="002034c9"/>
    </style:style>
    <style:style style:name="P14" style:family="paragraph" style:parent-style-name="Preformatted_20_Text">
      <style:text-properties fo:font-weight="bold" style:font-weight-asian="bold" style:font-weight-complex="bold"/>
    </style:style>
    <style:style style:name="P15" style:family="paragraph" style:parent-style-name="Standard">
      <style:text-properties fo:color="#000000" officeooo:rsid="001f9e40" officeooo:paragraph-rsid="002f023f"/>
    </style:style>
    <style:style style:name="P16" style:family="paragraph" style:parent-style-name="Standard">
      <style:text-properties officeooo:rsid="0018815b" officeooo:paragraph-rsid="0018815b"/>
    </style:style>
    <style:style style:name="P17" style:family="paragraph" style:parent-style-name="Standard">
      <style:text-properties officeooo:rsid="00296e9d" officeooo:paragraph-rsid="00296e9d"/>
    </style:style>
    <style:style style:name="P18" style:family="paragraph" style:parent-style-name="Standard">
      <style:text-properties officeooo:rsid="00296e9d" officeooo:paragraph-rsid="0018815b"/>
    </style:style>
    <style:style style:name="P19" style:family="paragraph" style:parent-style-name="Standard">
      <style:text-properties fo:color="#355269" fo:font-weight="bold" officeooo:rsid="00165861" officeooo:paragraph-rsid="003847b5" style:font-weight-asian="bold" style:font-weight-complex="bold"/>
    </style:style>
    <style:style style:name="P20" style:family="paragraph" style:parent-style-name="Standard">
      <style:text-properties fo:color="#355269" fo:font-weight="bold" officeooo:rsid="00165861" officeooo:paragraph-rsid="0039322a" style:font-weight-asian="bold" style:font-weight-complex="bold"/>
    </style:style>
    <style:style style:name="P21" style:family="paragraph" style:parent-style-name="Standard">
      <style:text-properties officeooo:paragraph-rsid="003847b5"/>
    </style:style>
    <style:style style:name="P22" style:family="paragraph" style:parent-style-name="Standard">
      <style:text-properties officeooo:paragraph-rsid="0039322a"/>
    </style:style>
    <style:style style:name="P23" style:family="paragraph" style:parent-style-name="Standard">
      <style:text-properties officeooo:paragraph-rsid="0040d9e9"/>
    </style:style>
    <style:style style:name="P24" style:family="paragraph" style:parent-style-name="Standard">
      <style:text-properties officeooo:paragraph-rsid="00429f06"/>
    </style:style>
    <style:style style:name="P25" style:family="paragraph" style:parent-style-name="Standard">
      <style:paragraph-properties fo:break-before="page"/>
      <style:text-properties fo:color="#000000" officeooo:rsid="001f9e40" officeooo:paragraph-rsid="001f9e40"/>
    </style:style>
    <style:style style:name="P26" style:family="paragraph" style:parent-style-name="Heading_20_1">
      <style:text-properties officeooo:rsid="001f9e40" officeooo:paragraph-rsid="001f9e40"/>
    </style:style>
    <style:style style:name="P27" style:family="paragraph" style:parent-style-name="Standard" style:list-style-name="L1">
      <style:text-properties officeooo:paragraph-rsid="0040d9e9"/>
    </style:style>
    <style:style style:name="P28" style:family="paragraph" style:parent-style-name="Standard" style:list-style-name="L1">
      <style:text-properties officeooo:rsid="0040d9e9" officeooo:paragraph-rsid="0040d9e9"/>
    </style:style>
    <style:style style:name="T1" style:family="text">
      <style:text-properties fo:font-weight="bold" officeooo:rsid="0023e6f3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3e6f3" style:font-weight-asian="normal" style:font-weight-complex="normal"/>
    </style:style>
    <style:style style:name="T4" style:family="text">
      <style:text-properties officeooo:rsid="002034c9"/>
    </style:style>
    <style:style style:name="T5" style:family="text">
      <style:text-properties officeooo:rsid="002f023f"/>
    </style:style>
    <style:style style:name="T6" style:family="text">
      <style:text-properties officeooo:rsid="003100a6"/>
    </style:style>
    <style:style style:name="T7" style:family="text">
      <style:text-properties officeooo:rsid="003847b5"/>
    </style:style>
    <style:style style:name="T8" style:family="text">
      <style:text-properties officeooo:rsid="0039322a"/>
    </style:style>
    <style:style style:name="T9" style:family="text">
      <style:text-properties officeooo:rsid="0040d9e9"/>
    </style:style>
    <style:style style:name="T10" style:family="text">
      <style:text-properties officeooo:rsid="00429f06"/>
    </style:style>
    <style:style style:name="T11" style:family="text">
      <style:text-properties officeooo:rsid="0043adae"/>
    </style:style>
    <style:style style:name="T12" style:family="text">
      <style:text-properties officeooo:rsid="0044231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Exercise <text:span text:style-name="T12">6</text:span> <text:span text:style-name="T4">solution</text:span></text:h>
      <text:p text:style-name="P1"/>
      <text:p text:style-name="P18">Write a program called “exercise_6.1.py”.</text:p>
      <text:p text:style-name="P16"/>
      <text:p text:style-name="P17">1. <text:s/>Add a shebang line and a document <text:span text:style-name="T6">str</text:span>ing “Exercise #6.1 in Python3”.</text:p>
      <text:p text:style-name="P14"/>
      <text:p text:style-name="P6">#! /usr/bin/env python3</text:p>
      <text:p text:style-name="P6"/>
      <text:p text:style-name="P6">""" <text:s/>Exercise #6.1 in Python3 <text:s/>"""</text:p>
      <text:p text:style-name="P6"/>
      <text:p text:style-name="P23">2. <text:s/><text:span text:style-name="T7">Create a function, my_function() that accepts the following:</text:span></text:p>
      <text:list xml:id="list4118746177" text:style-name="L1">
        <text:list-item>
          <text:p text:style-name="P28">A “required” variable</text:p>
        </text:list-item>
        <text:list-item>
          <text:p text:style-name="P28">Any number of additional variables</text:p>
        </text:list-item>
        <text:list-item>
          <text:p text:style-name="P27"><text:span text:style-name="T9">Any number of key/value sets</text:span>.</text:p>
        </text:list-item>
      </text:list>
      <text:p text:style-name="P6"/>
      <text:p text:style-name="P9">def my_function(required, *args, **kwargs)<text:span text:style-name="T2">:</text:span> </text:p>
      <text:p text:style-name="P7"/>
      <text:p text:style-name="P21"><text:span text:style-name="T8">3</text:span>. <text:s/><text:span text:style-name="T9">Add a function help statement</text:span>.</text:p>
      <text:p text:style-name="P7"/>
      <text:p text:style-name="P9"><text:s text:c="4"/>""" My Function """</text:p>
      <text:p text:style-name="P19"/>
      <text:p text:style-name="P21"><text:span text:style-name="T8">4</text:span>. <text:s/><text:span text:style-name="T7">Print the required variable type and value received</text:span>.</text:p>
      <text:p text:style-name="P7"/>
      <text:p text:style-name="P9"><text:s text:c="4"/>print(type(required), f"{required}\n")</text:p>
      <text:p text:style-name="P20"/>
      <text:p text:style-name="P23"><text:span text:style-name="T8">5</text:span>. <text:s/><text:span text:style-name="T7">Print any additional variable types and values received</text:span>.</text:p>
      <text:p text:style-name="P8"/>
      <text:p text:style-name="P9"><text:s text:c="4"/>if (args):</text:p>
      <text:p text:style-name="P9"><text:s text:c="8"/>print(type(args), args, "\n")</text:p>
      <text:p text:style-name="P20"/>
      <text:p text:style-name="P22"><text:span text:style-name="T8">6</text:span>. <text:s/><text:span text:style-name="T9">Print the key/values type and data received.</text:span></text:p>
      <text:p text:style-name="P8"/>
      <text:p text:style-name="P9"><text:s text:c="4"/>if (kwargs):</text:p>
      <text:p text:style-name="P9"><text:s text:c="8"/>print(type(kwargs), kwargs, "\n")</text:p>
      <text:p text:style-name="P20"/>
      <text:p text:style-name="P22"><text:span text:style-name="T8">7</text:span>. <text:s/><text:span text:style-name="T9">Return a list including all the data received.</text:span></text:p>
      <text:p text:style-name="P8"/>
      <text:p text:style-name="P9"><text:s text:c="4"/>return([required, args, kwargs])</text:p>
      <text:p text:style-name="P20"/>
      <text:p text:style-name="P22"><text:span text:style-name="T8">8</text:span>. <text:s/><text:span text:style-name="T9">Assign the returned data to a list, list_.</text:span></text:p>
      <text:p text:style-name="P8"/>
      <text:p text:style-name="P9">list_ = my_function("1",2,3,4,a=1,b=2,c=3,d=4)</text:p>
      <text:p text:style-name="P9"/>
      <text:p text:style-name="P24"><text:span text:style-name="T10">9</text:span>. <text:s/><text:span text:style-name="T10">Loop through the list, list_ and print out each element.</text:span></text:p>
      <text:p text:style-name="P10"/>
      <text:p text:style-name="P10">for x in list_:</text:p>
      <text:p text:style-name="P10"><text:s text:c="4"/>print(f"{x}\n")</text:p>
      <text:p text:style-name="P25"/>
      <text:p text:style-name="P15"><text:span text:style-name="T11">10</text:span>. <text:s/><text:span text:style-name="T5">List the full program.</text:span></text:p>
      <text:p text:style-name="P15"/>
      <text:p text:style-name="P5">$ cat ./exercise_6.1.py</text:p>
      <text:p text:style-name="P11">#! /usr/bin/env python3</text:p>
      <text:p text:style-name="P11"/>
      <text:p text:style-name="P11">""" <text:s/>Exercise #6.1 in Python3 <text:s/>"""</text:p>
      <text:p text:style-name="P11"/>
      <text:p text:style-name="P11">def my_function(required, *args, **kwargs):</text:p>
      <text:p text:style-name="P11"><text:s text:c="4"/>""" My Function """</text:p>
      <text:p text:style-name="P11"/>
      <text:p text:style-name="P11"><text:s text:c="4"/>print(type(required), f"{required}\n")</text:p>
      <text:p text:style-name="P11"/>
      <text:p text:style-name="P11"><text:s text:c="4"/>if (args):</text:p>
      <text:p text:style-name="P11"><text:s text:c="8"/>print(type(args), args, "\n")</text:p>
      <text:p text:style-name="P11"/>
      <text:p text:style-name="P11"><text:s text:c="4"/>if (kwargs):</text:p>
      <text:p text:style-name="P11"><text:s text:c="8"/>print(type(kwargs), kwargs, "\n")</text:p>
      <text:p text:style-name="P11"/>
      <text:p text:style-name="P11"><text:s text:c="4"/>return([required, args, kwargs])</text:p>
      <text:p text:style-name="P11"/>
      <text:p text:style-name="P11"><text:s text:c="4"/># End function my_function()</text:p>
      <text:p text:style-name="P11"/>
      <text:p text:style-name="P11">list_ = my_function(1,2,3,4,a=1,b=2,c=3,d=4)</text:p>
      <text:p text:style-name="P11"/>
      <text:p text:style-name="P11">for x in list_:</text:p>
      <text:p text:style-name="P11"><text:s text:c="4"/>print(f"{x}\n")</text:p>
      <text:p text:style-name="P11"/>
      <text:p text:style-name="P15"><text:span text:style-name="T8">11. <text:s/>Make the program executable</text:span>.</text:p>
      <text:p text:style-name="P2"/>
      <text:p text:style-name="P3">$ <text:span text:style-name="T1">chmod +x exercise_6.1.py</text:span></text:p>
      <text:p text:style-name="P2"/>
      <text:p text:style-name="Standard"><text:span text:style-name="T5">12.</text:span> <text:s/>Run the program.</text:p>
      <text:p text:style-name="P13"/>
      <text:p text:style-name="P4"><text:span text:style-name="T3">$</text:span><text:span text:style-name="T1"> ./exercise_6.1.py </text:span></text:p>
      <text:p text:style-name="P12">&lt;class 'str'&gt; 1</text:p>
      <text:p text:style-name="P12"/>
      <text:p text:style-name="P12">&lt;class 'tuple'&gt; (2, 3, 4) </text:p>
      <text:p text:style-name="P12"/>
      <text:p text:style-name="P12">&lt;class 'dict'&gt; {'a': 1, 'b': 2, 'c': 3, 'd': 4} </text:p>
      <text:p text:style-name="P12"/>
      <text:p text:style-name="P12">1</text:p>
      <text:p text:style-name="P12"/>
      <text:p text:style-name="P12">(2, 3, 4)</text:p>
      <text:p text:style-name="P12"/>
      <text:p text:style-name="P12">{'a': 1, 'b': 2, 'c': 3, 'd': 4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5-25T17:11:32.793829610</meta:creation-date>
    <dc:date>2022-01-12T08:25:49.611662337</dc:date>
    <meta:editing-duration>PT59M39S</meta:editing-duration>
    <meta:editing-cycles>21</meta:editing-cycles>
    <meta:generator>LibreOffice/6.4.7.2$Linux_X86_64 LibreOffice_project/40$Build-2</meta:generator>
    <meta:document-statistic meta:table-count="0" meta:image-count="0" meta:object-count="0" meta:page-count="2" meta:paragraph-count="53" meta:word-count="244" meta:character-count="1727" meta:non-whitespace-character-count="1435"/>
  </office:meta>
</office:document-meta>
</file>